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065b9" officeooo:paragraph-rsid="000065b9"/>
    </style:style>
    <style:style style:name="T1" style:family="text">
      <style:text-properties officeooo:rsid="0000bf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rílico y oleo sobre lienzos y canvas reflejando los colores del atlántico y mediterráneo de Andalucia, <text:span text:style-name="T1">colores de Huelva y Almeri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9:20:48.007009980</meta:creation-date>
    <meta:generator>LibreOffice/7.5.2.2$Linux_X86_64 LibreOffice_project/50$Build-2</meta:generator>
    <dc:date>2023-05-05T19:24:17.001959275</dc:date>
    <meta:editing-duration>PT3M29S</meta:editing-duration>
    <meta:editing-cycles>2</meta:editing-cycles>
    <meta:document-statistic meta:table-count="0" meta:image-count="0" meta:object-count="0" meta:page-count="1" meta:paragraph-count="1" meta:word-count="21" meta:character-count="133" meta:non-whitespace-character-count="113"/>
  </office:meta>
</office:document-meta>
</file>